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1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24"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222222" style:font-name="Arial" fo:font-size="9.75pt" fo:letter-spacing="normal" fo:font-style="normal" fo:font-weight="normal"/>
    </style:style>
    <style:style style:name="T8" style:family="text">
      <style:text-properties officeooo:rsid="00198b52"/>
    </style:style>
    <style:style style:name="T9" style:family="text">
      <style:text-properties officeooo:rsid="001b3b7f"/>
    </style:style>
    <style:style style:name="T10" style:family="text">
      <style:text-properties officeooo:rsid="0023cadb"/>
    </style:style>
    <style:style style:name="T11" style:family="text">
      <style:text-properties officeooo:rsid="00242902"/>
    </style:style>
    <style:style style:name="T12" style:family="text">
      <style:text-properties officeooo:rsid="002650cf"/>
    </style:style>
    <style:style style:name="T13" style:family="text">
      <style:text-properties officeooo:rsid="002b4a94"/>
    </style:style>
    <style:style style:name="T14" style:family="text">
      <style:text-properties style:font-name="monospace" fo:font-size="9pt" fo:padding="0in" fo:border="none"/>
    </style:style>
    <style:style style:name="T15" style:family="text">
      <style:text-properties style:font-name="monospace" fo:font-size="9pt" officeooo:rsid="002d8ee6"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8">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9">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0">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1">Vad menar de? Bygger en probability karta för rätt svar. </text:span></text:p>
      <text:p text:style-name="P9"/>
      <text:p text:style-name="P9">In this paper we combine the benefits of these two approaches. <text:span text:style-name="T12">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16"><text:span text:style-name="Source_20_Text"><text:span text:style-name="T14">for name in /path/to/imagenet/val/*.JPEG; do</text:span></text:span></text:p>
      <text:p text:style-name="P1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18"><text:span text:style-name="Source_20_Text"><text:span text:style-name="T2">done</text:span></text:span></text:p>
      <text:p text:style-name="P17"><text:span text:style-name="Source_20_Text"><text:span text:style-name="T15">convert -resize 256x256 oldname newname</text:span></text:span></text:p>
      <text:p text:style-name="P11"/>
      <text:p text:style-name="P14">Colorization demot använder linjär interpolering med resize från skimage.transform så att bilden blir 224x224. Lika bra att <text:span text:style-name="T13">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24"><text:span text:style-name="T5">Spara vikterna från net surgery. Öppna upp det sparade nätet och lägg till en filterkärna. </text:span><text:span text:style-name="T6">Hur tränar man om det sen då?</text:span></text:p>
      <text:p text:style-name="P23">Evan Shelhamer: https://groups.google.com/forum/#!topic/caffe-users/3jYPmC_18Qw</text:p>
      <text:p text:style-name="P24"><text:span text:style-name="T6"><text:s/></text:span><text:span text:style-name="T7">To do custom weight initialization:</text:span><text:line-break/><text:span text:style-name="T7">1. Define the architecture prototxt</text:span><text:line-break/><text:span text:style-name="T7">2. Load the model in Python</text:span><text:line-break/><text:span text:style-name="T7">3. Assign the weights as shown in the example</text:span><text:line-break/><text:soft-page-break/><text:span text:style-name="T7">4. Save the model to generate a .caffemodel</text:span></text:p>
      <text:p text:style-name="P19"/>
      <text:p text:style-name="P20">W. Li, M. Zeiler, S. Zhang, Y. LeCun, and R. Fergus. Regularization of neural networks using dropconnect. In ICML, 2013.</text:p>
      <text:p text:style-name="P20"/>
      <text:p text:style-name="P21">Pre-training</text:p>
      <text:p text:style-name="P20">G. E. Dahl, D. Yu, L. Deng, and A. Acero. Context-dependent pre-trained deep neural networks for large-vocabulary speech recognition. IEEE Tran. on Audio, Speech, and Lang. Proc., 20(1):30–42, 2012</text:p>
      <text:p text:style-name="P20"/>
      <text:p text:style-name="P22">utvidga kärnorna i kattnätet från 5x5x1 till 5x5x3. Kopiera de befintliga vikterna och modifiera dem slumpmässigt och dividera vikterna med 3 för att summan ska bli ungefär samma som inn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11T17:03:53.181993022</dc:date>
    <meta:editing-duration>PT16H48M16S</meta:editing-duration>
    <meta:editing-cycles>37</meta:editing-cycles>
    <meta:document-statistic meta:table-count="0" meta:image-count="0" meta:object-count="0" meta:page-count="2" meta:paragraph-count="24" meta:word-count="515" meta:character-count="3344" meta:non-whitespace-character-count="2840"/>
  </office:meta>
</office:document-meta>
</file>